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9mm"/>
    </style:style>
    <style:style style:name="co2" style:family="table-column">
      <style:table-column-properties fo:break-before="auto" style:column-width="48.17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57mm"/>
    </style:style>
    <style:style style:name="co7" style:family="table-column">
      <style:table-column-properties fo:break-before="auto" style:column-width="15.03mm"/>
    </style:style>
    <style:style style:name="co8" style:family="table-column">
      <style:table-column-properties fo:break-before="auto" style:column-width="154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4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5.33mm" fo:break-before="auto" style:use-optimal-row-height="true"/>
    </style:style>
    <style:style style:name="ro8" style:family="table-row">
      <style:table-row-properties style:row-height="21.31mm" fo:break-before="auto" style:use-optimal-row-height="true"/>
    </style:style>
    <style:style style:name="ro9" style:family="table-row">
      <style:table-row-properties style:row-height="17.3mm" fo:break-before="auto" style:use-optimal-row-height="true"/>
    </style:style>
    <style:style style:name="ro10" style:family="table-row">
      <style:table-row-properties style:row-height="13.28mm" fo:break-before="auto" style:use-optimal-row-height="true"/>
    </style:style>
    <style:style style:name="ro11" style:family="table-row">
      <style:table-row-properties style:row-height="41.4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="0.06pt solid #000000" fo:padding="0.71mm"/>
    </style:style>
    <style:style style:name="ce5" style:family="table-cell" style:parent-style-name="Default">
      <style:table-cell-properties fo:border-bottom="0.06pt solid #000000" fo:border-left="none" fo:padding="0.71mm" fo:border-right="none" fo:border-top="0.06pt solid #000000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style:font-name="Calibri" style:font-name-asian="Droid Sans" style:font-name-complex="Lohit Devanagari"/>
    </style:style>
    <style:style style:name="ce13" style:family="table-cell" style:parent-style-name="Default">
      <style:table-cell-properties fo:border="0.06pt solid #000000"/>
      <style:text-properties style:use-window-font-color="true" fo:language="en" fo:country="US" style:font-name-asian="Calibri" style:language-asian="en" style:country-asian="US" style:font-name-complex="Calibri" style:language-complex="en" style:country-complex="US"/>
    </style:style>
    <style:style style:name="ce14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2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3333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3333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font-name-asian="Calibri" style:font-size-asian="11pt" style:font-size-complex="11pt"/>
    </style:style>
    <style:style style:name="T3" style:family="text">
      <style:text-properties fo:font-size="11pt" style:font-size-asian="11pt" style:font-size-complex="11pt" style:font-name="Calibri" style:font-name-asian="Calibri" style:font-name-complex="Calibri"/>
    </style:style>
    <style:style style:name="T4" style:family="text">
      <style:text-properties style:font-name="Calibri" style:font-name-asian="Droid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Grad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umber:</text:p>
          </table:table-cell>
          <table:table-cell table:style-name="ce1"/>
          <table:table-cell office:value-type="string" calcext:value-type="string">
            <text:p>CRN: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me &amp; Surname: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Signature:</text:p>
          </table:table-cell>
          <table:table-cell table:style-name="ce1"/>
          <table:table-cell table:style-name="ce1" office:value-type="string" calcext:value-type="string">
            <text:p>Date: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Dem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PD1</text:p>
          </table:table-cell>
          <table:table-cell table:style-name="ce7" office:value-type="string" calcext:value-type="string">
            <office:annotation office:display="true" draw:style-name="gr1" draw:text-style-name="P2" svg:width="28.99mm" svg:height="24.61mm" svg:x="131.13mm" svg:y="34.14mm" draw:caption-point-x="-52.16mm" draw:caption-point-y="-4.83mm">
              <dc:date>2015-10-05T00:00:00</dc:date>
              <text:p text:style-name="P1"><text:span text:style-name="T1">NOTE: See the second worksheet “remarks” for details.</text:span></text:p>
            </office:annotation>
            <text:p>HTML-Structure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2</text:p>
          </table:table-cell>
          <table:table-cell table:style-name="ce7" office:value-type="string" calcext:value-type="string">
            <text:p>HTML-List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3</text:p>
          </table:table-cell>
          <table:table-cell table:style-name="ce7" office:value-type="string" calcext:value-type="string">
            <text:p>HTML-Table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4</text:p>
          </table:table-cell>
          <table:table-cell table:style-name="ce7" office:value-type="string" calcext:value-type="string">
            <text:p>HTML-Picture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5</text:p>
          </table:table-cell>
          <table:table-cell table:style-name="ce7" office:value-type="string" calcext:value-type="string">
            <text:p>HTML-Link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6</text:p>
          </table:table-cell>
          <table:table-cell table:style-name="ce8" office:value-type="string" calcext:value-type="string">
            <text:p>CSS-Basic Styl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7</text:p>
          </table:table-cell>
          <table:table-cell table:style-name="ce8" office:value-type="string" calcext:value-type="string">
            <text:p>CSS- Classes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3" office:value-type="string" calcext:value-type="string">
            <text:p>WPD8</text:p>
          </table:table-cell>
          <table:table-cell table:style-name="ce8" office:value-type="string" calcext:value-type="string">
            <text:p>CSS- Grouping and </text:p>
            <text:p>Identification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9</text:p>
          </table:table-cell>
          <table:table-cell table:style-name="ce8" office:value-type="string" calcext:value-type="string">
            <text:p>CSS- Other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Total: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Img. Proc.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Dem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Dr1</text:p>
          </table:table-cell>
          <table:table-cell table:style-name="ce7" office:value-type="string" calcext:value-type="string">
            <text:p>GIMP-Formatting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2</text:p>
          </table:table-cell>
          <table:table-cell table:style-name="ce7" office:value-type="string" calcext:value-type="string">
            <text:p>GIMP-Enhancement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3</text:p>
          </table:table-cell>
          <table:table-cell table:style-name="ce7" office:value-type="string" calcext:value-type="string">
            <text:p>GIMP-Basic Tools, Selection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4</text:p>
          </table:table-cell>
          <table:table-cell table:style-name="ce7" office:value-type="string" calcext:value-type="string">
            <text:p>GIMP-Saving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5</text:p>
          </table:table-cell>
          <table:table-cell table:style-name="ce8" office:value-type="string" calcext:value-type="string">
            <text:p>Inkscape-Basic Shapes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PaDr6</text:p>
          </table:table-cell>
          <table:table-cell table:style-name="ce8" office:value-type="string" calcext:value-type="string">
            <text:p>Inkscape-Formatting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7</text:p>
          </table:table-cell>
          <table:table-cell table:style-name="ce8" office:value-type="string" calcext:value-type="string">
            <text:p>Inkscape-Editing Nodes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3" office:value-type="string" calcext:value-type="string">
            <text:p>PaDr8</text:p>
          </table:table-cell>
          <table:table-cell table:style-name="ce8" office:value-type="string" calcext:value-type="string">
            <text:p>Inkscape-Manipuating </text:p>
            <text:p>Object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Total:</text:p>
          </table:table-cell>
          <table:table-cell table:style-name="ce10" table:number-columns-repeated="2"/>
          <table:table-cell table:number-columns-repeated="102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 table:number-rows-repeated="14">
          <table:table-cell table:style-name="Default" table:number-columns-repeated="2"/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mark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7">
          <table:table-cell table:style-name="ce3" office:value-type="string" calcext:value-type="string">
            <text:p>WPD1</text:p>
          </table:table-cell>
          <table:table-cell table:style-name="ce12" office:value-type="string" calcext:value-type="string">
            <text:p>Does the web page have an appropriate structure? </text:p>
            <text:p>(head, body (headings, subheadings, paragraphs), etc…)</text:p>
            <text:p/>
            <text:p>Does the student know about the standard structure of an HTML document (html, head,body)?</text:p>
            <text:p>Can the student use HTML elements to structure their document?</text:p>
            <text:p>Can the student explain how they used HTML elements to structure their document?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2</text:p>
          </table:table-cell>
          <table:table-cell table:style-name="ce8" office:value-type="string" calcext:value-type="string">
            <text:p>Does the page contain  lists? (itemized lists and enumerated lists)</text:p>
            <text:p>Does the page contain multi-level lists?</text:p>
            <text:p/>
            <text:p>Does the student know how to use lists?</text:p>
            <text:p>Does the student know how to explain their use of lists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WPD3</text:p>
          </table:table-cell>
          <table:table-cell table:style-name="ce8" office:value-type="string" calcext:value-type="string">
            <text:p>Does the page contain tables?</text:p>
            <text:p/>
            <text:p>Does the student know how to add/delete rows and columns to/from the table?</text:p>
            <text:p>Can the student explain how their HTML code relates to the rendered table?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4</text:p>
          </table:table-cell>
          <table:table-cell table:style-name="ce8" office:value-type="string" calcext:value-type="string">
            <text:p>Does the page contain images?</text:p>
            <text:p>Are the images resized and titled? Is alternative text added?</text:p>
            <text:p/>
            <text:p>Can the student explain the parts of an HTML image element?</text:p>
            <text:p>Can the student explain how images were included in their document?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5</text:p>
          </table:table-cell>
          <table:table-cell table:style-name="ce8" office:value-type="string" calcext:value-type="string">
            <text:p>Does the web page contain links (internal, between pages, e-mail, embedded in images, etc.)?</text:p>
            <text:p>Does the web page consist of multiple pages</text:p>
            <text:p/>
            <text:p>Can the student create links in their HTML documents?</text:p>
            <text:p>Can the student show how links were used in their document?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WPD6</text:p>
          </table:table-cell>
          <table:table-cell table:style-name="ce13" office:value-type="string" calcext:value-type="string">
            <text:p><text:span text:style-name="T2">Are styles applied to the web page? </text:span></text:p>
            <text:p><text:span text:style-name="T2">(font families, font sizes, bold/italic, text alignment, colors, background colors, background </text:span></text:p>
            <text:p><text:span text:style-name="T2">Images, etc.)</text:span></text:p>
            <text:p><text:span text:style-name="T2"/></text:p>
            <text:p><text:span text:style-name="T2">Can the student show how styles were included into their web page?</text:span></text:p>
            <text:p><text:span text:style-name="T3">Can the student apply styles to individual elements or two element types?</text:span>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7</text:p>
          </table:table-cell>
          <table:table-cell table:style-name="ce13" office:value-type="string" calcext:value-type="string">
            <text:p>Does(do) the CSS file(s) contain classes that are used to style classes of elements in the HTML</text:p>
            <text:p>file(s)?</text:p>
            <text:p/>
            <text:p>Can the student explain how these work?</text:p>
            <text:p>Can the student show how their document style may be altered using classes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WPD8</text:p>
          </table:table-cell>
          <table:table-cell table:style-name="ce8" office:value-type="string" calcext:value-type="string">
            <text:p>Is the web page built using grouped elements (e.g. div, span, id)?</text:p>
            <text:p/>
            <text:p>Can the student explain the function of these elements in their web page?</text:p>
            <text:p>Can the student understand what might happen if these elements were removed?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WPD9</text:p>
          </table:table-cell>
          <table:table-cell table:style-name="ce8" office:value-type="string" calcext:value-type="string">
            <text:p><text:span text:style-name="T4">Does the page contain bordered elements (style, color, width)?</text:span></text:p>
            <text:p><text:span text:style-name="T4"/></text:p>
            <text:p>Can the student explain how the measurements of these are styled according to the box model? 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0">
          <table:table-cell table:style-name="ce3" office:value-type="string" calcext:value-type="string">
            <text:p>PaDr1</text:p>
          </table:table-cell>
          <table:table-cell table:style-name="ce14" office:value-type="string" calcext:value-type="string">
            <text:p>Are the images resized and transformed (flip, rotate, crop...)?</text:p>
            <text:p/>
            <text:p>Can the student show the original image and show where the transform has been applied?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PaDr2</text:p>
          </table:table-cell>
          <table:table-cell table:style-name="ce8" office:value-type="string" calcext:value-type="string">
            <text:p>Is any enhancement applied to the images (hue, saturation, brightness, effects)?</text:p>
            <text:p/>
            <text:p><text:span text:style-name="T4">Can the student show the original image and show where the enhancement has been applied?</text:span></text:p>
          </table:table-cell>
          <table:table-cell table:number-columns-repeated="1022"/>
        </table:table-row>
        <table:table-row table:style-name="ro11">
          <table:table-cell table:style-name="ce3" office:value-type="string" calcext:value-type="string">
            <text:p>PaDr3</text:p>
          </table:table-cell>
          <table:table-cell table:style-name="ce8" office:value-type="string" calcext:value-type="string">
            <text:p>Have basic drawing tools (brush, pencil, text, gradient) been applied to the image?</text:p>
            <text:p>Have selections (e.g. rectangle, free, fuzzy, scissors) been used to edit the image?</text:p>
            <text:p>Have any color transforms or edits been applied to the image?</text:p>
            <text:p/>
            <text:p><text:span text:style-name="T4">Can the student show which basic drawing tools they used to edit the image and how the new </text:span></text:p>
            <text:p><text:span text:style-name="T4">image is different as a result?</text:span></text:p>
            <text:p><text:span text:style-name="T4">Can the student show which selection tools they used to edit the image and how the new image</text:span></text:p>
            <text:p><text:span text:style-name="T4">is different as a result?</text:span></text:p>
            <text:p><text:span text:style-name="T4">Can the student show which colour transforms or edits they used to change the image and how </text:span></text:p>
            <text:p><text:span text:style-name="T4">the new image is different as a result?</text:span>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PaDr4</text:p>
          </table:table-cell>
          <table:table-cell table:style-name="ce8" office:value-type="string" calcext:value-type="string">
            <text:p>Is the image available as both XCF and the exported format?</text:p>
            <text:p/>
            <text:p>Can the student explain why they chose the export format they used?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PaDr5</text:p>
          </table:table-cell>
          <table:table-cell table:style-name="ce12" office:value-type="string" calcext:value-type="string">
            <text:p>Does the drawing contain at least basic shapes (rectangle, ellipse, text, freehand, Bezier)?</text:p>
            <text:p/>
            <text:p>Can the student show where these shapes have been used in the image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PaDr6</text:p>
          </table:table-cell>
          <table:table-cell table:style-name="ce8" office:value-type="string" calcext:value-type="string">
            <text:p>Are formats applied to the objects (fill (opacity), color, etc)? </text:p>
            <text:p>Are formats applied to the lines (line width, dash, arrow, etc)?</text:p>
            <text:p/>
            <text:p>Can the student point out these formats in their images?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PaDr7</text:p>
          </table:table-cell>
          <table:table-cell table:style-name="ce8" office:value-type="string" calcext:value-type="string">
            <text:p>Has the image undergone editing at the level of nodes or shape parameters?</text:p>
            <text:p/>
            <text:p>Can the student show how they did that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PaDr8</text:p>
          </table:table-cell>
          <table:table-cell table:style-name="ce8" office:value-type="string" calcext:value-type="string">
            <text:p>Have objects in the image been manipulated with the inkscape object manipulation tools (raise, </text:p>
            <text:p>lower, flip, rotate, align, distribute, etc)?</text:p>
            <text:p/>
            <text:p>Can the student show how they did it?</text:p>
          </table:table-cell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TL</number:text>
    </number:number-style>
    <number:number-style style:name="N114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TL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TL</number:text>
    </number:number-style>
    <number:number-style style:name="N117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TL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TL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TL </number:text>
    </number:number-style>
    <number:number-style style:name="N126P2" style:volatile="true">
      <number:text> - TL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TL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TL </number:text>
    </number:number-style>
    <number:number-style style:name="N134P2" style:volatile="true">
      <number:text> -</number:text>
      <number:number number:decimal-places="0" loext:min-decimal-places="0" number:min-integer-digits="0"/>
      <number:text> TL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4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fo:font-size="11pt" style:font-name-asian="Droid Sans" style:font-family-asian="'Droid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21:40:46.099199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22:16:16.959481112</dc:date>
    <meta:generator>LibreOffice/5.1.6.2$Linux_X86_64 LibreOffice_project/10m0$Build-2</meta:generator>
    <meta:editing-duration>PT2H44M1S</meta:editing-duration>
    <meta:editing-cycles>38</meta:editing-cycles>
    <meta:document-statistic meta:table-count="2" meta:cell-count="83" meta:object-count="0"/>
  </office:meta>
</office:document-meta>
</file>